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5E0000005E715337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="none"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style:font-name="DejaVu Serif Condensed"/>
    </style:style>
    <style:style style:name="T1" style:family="text">
      <style:text-properties fo:font-size="32pt"/>
    </style:style>
    <style:style style:name="T2" style:family="text">
      <style:text-properties style:font-name="DejaVu Serif Condensed" fo:font-size="32pt" fo:font-style="italic" style:font-style-asian="italic" style:font-style-complex="italic"/>
    </style:style>
    <style:style style:name="T3" style:family="text">
      <style:text-properties style:font-name="DejaVu Serif Condensed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DejaVu Serif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601cm" svg:y="1.345cm" presentation:class="subtitle" presentation:user-transformed="true">
          <draw:text-box>
            <text:p><text:span text:style-name="T1"/></text:p>
            <text:p><text:span text:style-name="T2">AtmoCalc – Low Level Design</text:span></text:p>
            <text:p><text:span text:style-name="T1"><text:s/></text:span><text:span text:style-name="T3">Hauck, Heinemann, Luft, Porth</text:span></text:p>
            <text:p><text:span text:style-name="T3">SE 2014/ 2015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Userservle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Registrieren eines Users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DataSetServle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Hochladen eines Datensatzes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AnalysisServle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12.179cm" svg:x="1.4cm" svg:y="4.914cm" presentation:class="outline" presentation:placeholder="true">
          <draw:text-box/>
        </draw:frame>
        <draw:frame presentation:style-name="pr3" draw:text-style-name="P2" draw:layer="layout" svg:width="25.199cm" svg:height="3.506cm" svg:x="1.401cm" svg:y="0.837cm" presentation:class="title" presentation:user-transformed="true">
          <draw:text-box>
            <text:p><text:span text:style-name="T4">Analysieren eines Datensatz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7153379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hatch-solid="false" draw:fill-image-name="Sky" draw:fill-image-width="100%" draw:fill-image-height="100%" draw:fill-image-ref-point-x="6%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bitmap" draw:fill-image-name="Sky" draw:fill-image-width="100%" draw:fill-image-height="100%" draw:fill-image-ref-point-x="6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2:34:52.480000000</meta:creation-date>
    <dc:date>2015-01-21T21:54:51.027000000</dc:date>
    <meta:editing-duration>PT35M7S</meta:editing-duration>
    <meta:editing-cycles>1</meta:editing-cycles>
    <meta:generator>LibreOffice/4.2.7.2$Windows_x86 LibreOffice_project/933c0aa564ec4f8883ed5732c866db48dca4dac5</meta:generator>
    <meta:document-statistic meta:object-count="48"/>
  </office:meta>
</office:document-meta>
</file>